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676cm"/>
    </style:style>
    <style:style style:name="co2" style:family="table-column">
      <style:table-column-properties fo:break-before="auto" style:column-width="3.321cm"/>
    </style:style>
    <style:style style:name="co3" style:family="table-column">
      <style:table-column-properties fo:break-before="auto" style:column-width="3.893cm"/>
    </style:style>
    <style:style style:name="co4" style:family="table-column">
      <style:table-column-properties fo:break-before="auto" style:column-width="2.94cm"/>
    </style:style>
    <style:style style:name="co5" style:family="table-column">
      <style:table-column-properties fo:break-before="auto" style:column-width="3.157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roid Sans Fallback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6.002cm" svg:height="9.009cm" svg:x="17.643cm" svg:y="2.957cm">
            <draw:object draw:notify-on-update-of-ranges="Sheet1.A1:Sheet1.A1 Sheet1.A2:Sheet1.A41 Sheet1.B1:Sheet1.B1 Sheet1.B2:Sheet1.B41 Sheet1.C1:Sheet1.C1 Sheet1.C2:Sheet1.C41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6.002cm" svg:height="9.009cm" svg:x="17.141cm" svg:y="12.959cm">
            <draw:object draw:notify-on-update-of-ranges="Sheet1.A1:Sheet1.A1 Sheet1.A2:Sheet1.A41 Sheet1.D1:Sheet1.D1 Sheet1.D2:Sheet1.D41 Sheet1.E1:Sheet1.E1 Sheet1.E2:Sheet1.E41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Windows Java 7</text:p>
          </table:table-cell>
          <table:table-cell office:value-type="string" calcext:value-type="string">
            <text:p>Windows Java 8</text:p>
          </table:table-cell>
          <table:table-cell table:style-name="ce1" office:value-type="string" calcext:value-type="string">
            <text:p>Ubuntu Java 7</text:p>
          </table:table-cell>
          <table:table-cell table:style-name="ce1" office:value-type="string" calcext:value-type="string">
            <text:p>Ubuntu Java 8</text:p>
          </table:table-cell>
        </table:table-row>
        <table:table-row table:style-name="ro1">
          <table:table-cell office:value-type="string" calcext:value-type="string">
            <text:p>Warmup Iteration 1</text:p>
          </table:table-cell>
          <table:table-cell office:value-type="float" office:value="119.293" calcext:value-type="float">
            <text:p>119.293</text:p>
          </table:table-cell>
          <table:table-cell office:value-type="float" office:value="159.21" calcext:value-type="float">
            <text:p>159.21</text:p>
          </table:table-cell>
          <table:table-cell office:value-type="float" office:value="106.297" calcext:value-type="float">
            <text:p>106.297</text:p>
          </table:table-cell>
          <table:table-cell office:value-type="float" office:value="170.141" calcext:value-type="float">
            <text:p>170.141</text:p>
          </table:table-cell>
        </table:table-row>
        <table:table-row table:style-name="ro1">
          <table:table-cell office:value-type="string" calcext:value-type="string">
            <text:p>Warmup Iteration 2</text:p>
          </table:table-cell>
          <table:table-cell office:value-type="float" office:value="242.263" calcext:value-type="float">
            <text:p>242.263</text:p>
          </table:table-cell>
          <table:table-cell office:value-type="float" office:value="328.982" calcext:value-type="float">
            <text:p>328.982</text:p>
          </table:table-cell>
          <table:table-cell office:value-type="float" office:value="207.031" calcext:value-type="float">
            <text:p>207.031</text:p>
          </table:table-cell>
          <table:table-cell office:value-type="float" office:value="261.281" calcext:value-type="float">
            <text:p>261.281</text:p>
          </table:table-cell>
        </table:table-row>
        <table:table-row table:style-name="ro1">
          <table:table-cell office:value-type="string" calcext:value-type="string">
            <text:p>Warmup Iteration 3</text:p>
          </table:table-cell>
          <table:table-cell office:value-type="float" office:value="319.467" calcext:value-type="float">
            <text:p>319.467</text:p>
          </table:table-cell>
          <table:table-cell office:value-type="float" office:value="346.569" calcext:value-type="float">
            <text:p>346.569</text:p>
          </table:table-cell>
          <table:table-cell office:value-type="float" office:value="295.665" calcext:value-type="float">
            <text:p>295.665</text:p>
          </table:table-cell>
          <table:table-cell office:value-type="float" office:value="313.673" calcext:value-type="float">
            <text:p>313.673</text:p>
          </table:table-cell>
        </table:table-row>
        <table:table-row table:style-name="ro1">
          <table:table-cell office:value-type="string" calcext:value-type="string">
            <text:p>Warmup Iteration 4</text:p>
          </table:table-cell>
          <table:table-cell office:value-type="float" office:value="371.381" calcext:value-type="float">
            <text:p>371.381</text:p>
          </table:table-cell>
          <table:table-cell office:value-type="float" office:value="437.534" calcext:value-type="float">
            <text:p>437.534</text:p>
          </table:table-cell>
          <table:table-cell office:value-type="float" office:value="402.81" calcext:value-type="float">
            <text:p>402.81</text:p>
          </table:table-cell>
          <table:table-cell office:value-type="float" office:value="413.396" calcext:value-type="float">
            <text:p>413.396</text:p>
          </table:table-cell>
        </table:table-row>
        <table:table-row table:style-name="ro1">
          <table:table-cell office:value-type="string" calcext:value-type="string">
            <text:p>Warmup Iteration 5</text:p>
          </table:table-cell>
          <table:table-cell office:value-type="float" office:value="405.484" calcext:value-type="float">
            <text:p>405.484</text:p>
          </table:table-cell>
          <table:table-cell office:value-type="float" office:value="164.668" calcext:value-type="float">
            <text:p>164.668</text:p>
          </table:table-cell>
          <table:table-cell office:value-type="float" office:value="479.593" calcext:value-type="float">
            <text:p>479.593</text:p>
          </table:table-cell>
          <table:table-cell office:value-type="float" office:value="250.321" calcext:value-type="float">
            <text:p>250.321</text:p>
          </table:table-cell>
        </table:table-row>
        <table:table-row table:style-name="ro1">
          <table:table-cell office:value-type="string" calcext:value-type="string">
            <text:p>Warmup Iteration 6</text:p>
          </table:table-cell>
          <table:table-cell office:value-type="float" office:value="378.924" calcext:value-type="float">
            <text:p>378.924</text:p>
          </table:table-cell>
          <table:table-cell office:value-type="float" office:value="447.696" calcext:value-type="float">
            <text:p>447.696</text:p>
          </table:table-cell>
          <table:table-cell office:value-type="float" office:value="451.273" calcext:value-type="float">
            <text:p>451.273</text:p>
          </table:table-cell>
          <table:table-cell office:value-type="float" office:value="420.29" calcext:value-type="float">
            <text:p>420.29</text:p>
          </table:table-cell>
        </table:table-row>
        <table:table-row table:style-name="ro1">
          <table:table-cell office:value-type="string" calcext:value-type="string">
            <text:p>Warmup Iteration 7</text:p>
          </table:table-cell>
          <table:table-cell office:value-type="float" office:value="382.984" calcext:value-type="float">
            <text:p>382.984</text:p>
          </table:table-cell>
          <table:table-cell office:value-type="float" office:value="470.887" calcext:value-type="float">
            <text:p>470.887</text:p>
          </table:table-cell>
          <table:table-cell office:value-type="float" office:value="428.803" calcext:value-type="float">
            <text:p>428.803</text:p>
          </table:table-cell>
          <table:table-cell office:value-type="float" office:value="430.409" calcext:value-type="float">
            <text:p>430.409</text:p>
          </table:table-cell>
        </table:table-row>
        <table:table-row table:style-name="ro1">
          <table:table-cell office:value-type="string" calcext:value-type="string">
            <text:p>Warmup Iteration 8</text:p>
          </table:table-cell>
          <table:table-cell office:value-type="float" office:value="389.419" calcext:value-type="float">
            <text:p>389.419</text:p>
          </table:table-cell>
          <table:table-cell office:value-type="float" office:value="498.723" calcext:value-type="float">
            <text:p>498.723</text:p>
          </table:table-cell>
          <table:table-cell office:value-type="float" office:value="551.104" calcext:value-type="float">
            <text:p>551.104</text:p>
          </table:table-cell>
          <table:table-cell office:value-type="float" office:value="525.231" calcext:value-type="float">
            <text:p>525.231</text:p>
          </table:table-cell>
        </table:table-row>
        <table:table-row table:style-name="ro1">
          <table:table-cell office:value-type="string" calcext:value-type="string">
            <text:p>Warmup Iteration 9</text:p>
          </table:table-cell>
          <table:table-cell office:value-type="float" office:value="390.564" calcext:value-type="float">
            <text:p>390.564</text:p>
          </table:table-cell>
          <table:table-cell office:value-type="float" office:value="39.314" calcext:value-type="float">
            <text:p>39.314</text:p>
          </table:table-cell>
          <table:table-cell office:value-type="float" office:value="294.801" calcext:value-type="float">
            <text:p>294.801</text:p>
          </table:table-cell>
          <table:table-cell office:value-type="float" office:value="156.663" calcext:value-type="float">
            <text:p>156.663</text:p>
          </table:table-cell>
        </table:table-row>
        <table:table-row table:style-name="ro1">
          <table:table-cell office:value-type="string" calcext:value-type="string">
            <text:p>Warmup Iteration 10</text:p>
          </table:table-cell>
          <table:table-cell office:value-type="float" office:value="85.009" calcext:value-type="float">
            <text:p>85.009</text:p>
          </table:table-cell>
          <table:table-cell office:value-type="float" office:value="588.585" calcext:value-type="float">
            <text:p>588.585</text:p>
          </table:table-cell>
          <table:table-cell office:value-type="float" office:value="564.16" calcext:value-type="float">
            <text:p>564.16</text:p>
          </table:table-cell>
          <table:table-cell office:value-type="float" office:value="600.368" calcext:value-type="float">
            <text:p>600.368</text:p>
          </table:table-cell>
        </table:table-row>
        <table:table-row table:style-name="ro1">
          <table:table-cell office:value-type="string" calcext:value-type="string">
            <text:p>Warmup Iteration 11</text:p>
          </table:table-cell>
          <table:table-cell office:value-type="float" office:value="418.672" calcext:value-type="float">
            <text:p>418.672</text:p>
          </table:table-cell>
          <table:table-cell office:value-type="float" office:value="573.737" calcext:value-type="float">
            <text:p>573.737</text:p>
          </table:table-cell>
          <table:table-cell office:value-type="float" office:value="538.622" calcext:value-type="float">
            <text:p>538.622</text:p>
          </table:table-cell>
          <table:table-cell office:value-type="float" office:value="596.334" calcext:value-type="float">
            <text:p>596.334</text:p>
          </table:table-cell>
        </table:table-row>
        <table:table-row table:style-name="ro1">
          <table:table-cell office:value-type="string" calcext:value-type="string">
            <text:p>Warmup Iteration 12</text:p>
          </table:table-cell>
          <table:table-cell office:value-type="float" office:value="362.598" calcext:value-type="float">
            <text:p>362.598</text:p>
          </table:table-cell>
          <table:table-cell office:value-type="float" office:value="549.99" calcext:value-type="float">
            <text:p>549.99</text:p>
          </table:table-cell>
          <table:table-cell office:value-type="float" office:value="52.779" calcext:value-type="float">
            <text:p>52.779</text:p>
          </table:table-cell>
          <table:table-cell office:value-type="float" office:value="549.506" calcext:value-type="float">
            <text:p>549.506</text:p>
          </table:table-cell>
        </table:table-row>
        <table:table-row table:style-name="ro1">
          <table:table-cell office:value-type="string" calcext:value-type="string">
            <text:p>Warmup Iteration 13</text:p>
          </table:table-cell>
          <table:table-cell office:value-type="float" office:value="390.178" calcext:value-type="float">
            <text:p>390.178</text:p>
          </table:table-cell>
          <table:table-cell office:value-type="float" office:value="487.907" calcext:value-type="float">
            <text:p>487.907</text:p>
          </table:table-cell>
          <table:table-cell office:value-type="float" office:value="698.903" calcext:value-type="float">
            <text:p>698.903</text:p>
          </table:table-cell>
          <table:table-cell office:value-type="float" office:value="499.44" calcext:value-type="float">
            <text:p>499.44</text:p>
          </table:table-cell>
        </table:table-row>
        <table:table-row table:style-name="ro1">
          <table:table-cell office:value-type="string" calcext:value-type="string">
            <text:p>Warmup Iteration 14</text:p>
          </table:table-cell>
          <table:table-cell office:value-type="float" office:value="108.174" calcext:value-type="float">
            <text:p>108.174</text:p>
          </table:table-cell>
          <table:table-cell office:value-type="float" office:value="258.304" calcext:value-type="float">
            <text:p>258.304</text:p>
          </table:table-cell>
          <table:table-cell office:value-type="float" office:value="729.498" calcext:value-type="float">
            <text:p>729.498</text:p>
          </table:table-cell>
          <table:table-cell office:value-type="float" office:value="251.315" calcext:value-type="float">
            <text:p>251.315</text:p>
          </table:table-cell>
        </table:table-row>
        <table:table-row table:style-name="ro1">
          <table:table-cell office:value-type="string" calcext:value-type="string">
            <text:p>Warmup Iteration 15</text:p>
          </table:table-cell>
          <table:table-cell office:value-type="float" office:value="644.455" calcext:value-type="float">
            <text:p>644.455</text:p>
          </table:table-cell>
          <table:table-cell office:value-type="float" office:value="515.104" calcext:value-type="float">
            <text:p>515.104</text:p>
          </table:table-cell>
          <table:table-cell office:value-type="float" office:value="622.387" calcext:value-type="float">
            <text:p>622.387</text:p>
          </table:table-cell>
          <table:table-cell office:value-type="float" office:value="531.95" calcext:value-type="float">
            <text:p>531.95</text:p>
          </table:table-cell>
        </table:table-row>
        <table:table-row table:style-name="ro1">
          <table:table-cell office:value-type="string" calcext:value-type="string">
            <text:p>Warmup Iteration 16</text:p>
          </table:table-cell>
          <table:table-cell office:value-type="float" office:value="655.739" calcext:value-type="float">
            <text:p>655.739</text:p>
          </table:table-cell>
          <table:table-cell office:value-type="float" office:value="505.76" calcext:value-type="float">
            <text:p>505.76</text:p>
          </table:table-cell>
          <table:table-cell office:value-type="float" office:value="666.833" calcext:value-type="float">
            <text:p>666.833</text:p>
          </table:table-cell>
          <table:table-cell office:value-type="float" office:value="534.324" calcext:value-type="float">
            <text:p>534.324</text:p>
          </table:table-cell>
        </table:table-row>
        <table:table-row table:style-name="ro1">
          <table:table-cell office:value-type="string" calcext:value-type="string">
            <text:p>Warmup Iteration 17</text:p>
          </table:table-cell>
          <table:table-cell office:value-type="float" office:value="559.038" calcext:value-type="float">
            <text:p>559.038</text:p>
          </table:table-cell>
          <table:table-cell office:value-type="float" office:value="479.951" calcext:value-type="float">
            <text:p>479.951</text:p>
          </table:table-cell>
          <table:table-cell office:value-type="float" office:value="633.887" calcext:value-type="float">
            <text:p>633.887</text:p>
          </table:table-cell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string" calcext:value-type="string">
            <text:p>Warmup Iteration 18</text:p>
          </table:table-cell>
          <table:table-cell office:value-type="float" office:value="586.587" calcext:value-type="float">
            <text:p>586.587</text:p>
          </table:table-cell>
          <table:table-cell office:value-type="float" office:value="464.49" calcext:value-type="float">
            <text:p>464.49</text:p>
          </table:table-cell>
          <table:table-cell office:value-type="float" office:value="603.277" calcext:value-type="float">
            <text:p>603.277</text:p>
          </table:table-cell>
          <table:table-cell office:value-type="float" office:value="536.985" calcext:value-type="float">
            <text:p>536.985</text:p>
          </table:table-cell>
        </table:table-row>
        <table:table-row table:style-name="ro1">
          <table:table-cell office:value-type="string" calcext:value-type="string">
            <text:p>Warmup Iteration 19</text:p>
          </table:table-cell>
          <table:table-cell office:value-type="float" office:value="533.584" calcext:value-type="float">
            <text:p>533.584</text:p>
          </table:table-cell>
          <table:table-cell office:value-type="float" office:value="484.151" calcext:value-type="float">
            <text:p>484.151</text:p>
          </table:table-cell>
          <table:table-cell office:value-type="float" office:value="509.54" calcext:value-type="float">
            <text:p>509.54</text:p>
          </table:table-cell>
          <table:table-cell office:value-type="float" office:value="460.549" calcext:value-type="float">
            <text:p>460.549</text:p>
          </table:table-cell>
        </table:table-row>
        <table:table-row table:style-name="ro1">
          <table:table-cell office:value-type="string" calcext:value-type="string">
            <text:p>Warmup Iteration 20</text:p>
          </table:table-cell>
          <table:table-cell office:value-type="float" office:value="429.868" calcext:value-type="float">
            <text:p>429.868</text:p>
          </table:table-cell>
          <table:table-cell office:value-type="float" office:value="430.368" calcext:value-type="float">
            <text:p>430.368</text:p>
          </table:table-cell>
          <table:table-cell office:value-type="float" office:value="69.069" calcext:value-type="float">
            <text:p>69.069</text:p>
          </table:table-cell>
          <table:table-cell office:value-type="float" office:value="503.292" calcext:value-type="float">
            <text:p>503.292</text:p>
          </table:table-cell>
        </table:table-row>
        <table:table-row table:style-name="ro1">
          <table:table-cell office:value-type="string" calcext:value-type="string">
            <text:p>Iteration 1</text:p>
          </table:table-cell>
          <table:table-cell office:value-type="float" office:value="459.582" calcext:value-type="float">
            <text:p>459.582</text:p>
          </table:table-cell>
          <table:table-cell office:value-type="float" office:value="427.521" calcext:value-type="float">
            <text:p>427.521</text:p>
          </table:table-cell>
          <table:table-cell office:value-type="float" office:value="518.535" calcext:value-type="float">
            <text:p>518.535</text:p>
          </table:table-cell>
          <table:table-cell office:value-type="float" office:value="446.757" calcext:value-type="float">
            <text:p>446.757</text:p>
          </table:table-cell>
        </table:table-row>
        <table:table-row table:style-name="ro1">
          <table:table-cell office:value-type="string" calcext:value-type="string">
            <text:p>Iteration 2</text:p>
          </table:table-cell>
          <table:table-cell office:value-type="float" office:value="452.69" calcext:value-type="float">
            <text:p>452.69</text:p>
          </table:table-cell>
          <table:table-cell office:value-type="float" office:value="415.004" calcext:value-type="float">
            <text:p>415.004</text:p>
          </table:table-cell>
          <table:table-cell office:value-type="float" office:value="835.626" calcext:value-type="float">
            <text:p>835.626</text:p>
          </table:table-cell>
          <table:table-cell office:value-type="float" office:value="435.297" calcext:value-type="float">
            <text:p>435.297</text:p>
          </table:table-cell>
        </table:table-row>
        <table:table-row table:style-name="ro1">
          <table:table-cell office:value-type="string" calcext:value-type="string">
            <text:p>Iteration 3</text:p>
          </table:table-cell>
          <table:table-cell office:value-type="float" office:value="75.537" calcext:value-type="float">
            <text:p>75.537</text:p>
          </table:table-cell>
          <table:table-cell office:value-type="float" office:value="231.707" calcext:value-type="float">
            <text:p>231.707</text:p>
          </table:table-cell>
          <table:table-cell office:value-type="float" office:value="752.279" calcext:value-type="float">
            <text:p>752.279</text:p>
          </table:table-cell>
          <table:table-cell office:value-type="float" office:value="192.088" calcext:value-type="float">
            <text:p>192.088</text:p>
          </table:table-cell>
        </table:table-row>
        <table:table-row table:style-name="ro1">
          <table:table-cell office:value-type="string" calcext:value-type="string">
            <text:p>Iteration 4</text:p>
          </table:table-cell>
          <table:table-cell office:value-type="float" office:value="583.603" calcext:value-type="float">
            <text:p>583.603</text:p>
          </table:table-cell>
          <table:table-cell office:value-type="float" office:value="389.075" calcext:value-type="float">
            <text:p>389.075</text:p>
          </table:table-cell>
          <table:table-cell office:value-type="float" office:value="732.286" calcext:value-type="float">
            <text:p>732.286</text:p>
          </table:table-cell>
          <table:table-cell office:value-type="float" office:value="457.684" calcext:value-type="float">
            <text:p>457.684</text:p>
          </table:table-cell>
        </table:table-row>
        <table:table-row table:style-name="ro1">
          <table:table-cell office:value-type="string" calcext:value-type="string">
            <text:p>Iteration 5</text:p>
          </table:table-cell>
          <table:table-cell office:value-type="float" office:value="713.421" calcext:value-type="float">
            <text:p>713.421</text:p>
          </table:table-cell>
          <table:table-cell office:value-type="float" office:value="421.78" calcext:value-type="float">
            <text:p>421.78</text:p>
          </table:table-cell>
          <table:table-cell office:value-type="float" office:value="696.127" calcext:value-type="float">
            <text:p>696.127</text:p>
          </table:table-cell>
          <table:table-cell office:value-type="float" office:value="439.452" calcext:value-type="float">
            <text:p>439.452</text:p>
          </table:table-cell>
        </table:table-row>
        <table:table-row table:style-name="ro1">
          <table:table-cell office:value-type="string" calcext:value-type="string">
            <text:p>Iteration 6</text:p>
          </table:table-cell>
          <table:table-cell office:value-type="float" office:value="621.316" calcext:value-type="float">
            <text:p>621.316</text:p>
          </table:table-cell>
          <table:table-cell office:value-type="float" office:value="398.351" calcext:value-type="float">
            <text:p>398.351</text:p>
          </table:table-cell>
          <table:table-cell office:value-type="float" office:value="596.481" calcext:value-type="float">
            <text:p>596.481</text:p>
          </table:table-cell>
          <table:table-cell office:value-type="float" office:value="422.012" calcext:value-type="float">
            <text:p>422.012</text:p>
          </table:table-cell>
        </table:table-row>
        <table:table-row table:style-name="ro1">
          <table:table-cell office:value-type="string" calcext:value-type="string">
            <text:p>Iteration 7</text:p>
          </table:table-cell>
          <table:table-cell office:value-type="float" office:value="625.127" calcext:value-type="float">
            <text:p>625.127</text:p>
          </table:table-cell>
          <table:table-cell office:value-type="float" office:value="405.61" calcext:value-type="float">
            <text:p>405.61</text:p>
          </table:table-cell>
          <table:table-cell office:value-type="float" office:value="300.154" calcext:value-type="float">
            <text:p>300.154</text:p>
          </table:table-cell>
          <table:table-cell office:value-type="float" office:value="432.786" calcext:value-type="float">
            <text:p>432.786</text:p>
          </table:table-cell>
        </table:table-row>
        <table:table-row table:style-name="ro1">
          <table:table-cell office:value-type="string" calcext:value-type="string">
            <text:p>Iteration 8</text:p>
          </table:table-cell>
          <table:table-cell office:value-type="float" office:value="528.152" calcext:value-type="float">
            <text:p>528.152</text:p>
          </table:table-cell>
          <table:table-cell office:value-type="float" office:value="365.365" calcext:value-type="float">
            <text:p>365.365</text:p>
          </table:table-cell>
          <table:table-cell office:value-type="float" office:value="906.639" calcext:value-type="float">
            <text:p>906.639</text:p>
          </table:table-cell>
          <table:table-cell office:value-type="float" office:value="386.976" calcext:value-type="float">
            <text:p>386.976</text:p>
          </table:table-cell>
        </table:table-row>
        <table:table-row table:style-name="ro1">
          <table:table-cell office:value-type="string" calcext:value-type="string">
            <text:p>Iteration 9</text:p>
          </table:table-cell>
          <table:table-cell office:value-type="float" office:value="549.01" calcext:value-type="float">
            <text:p>549.01</text:p>
          </table:table-cell>
          <table:table-cell office:value-type="float" office:value="382.67" calcext:value-type="float">
            <text:p>382.67</text:p>
          </table:table-cell>
          <table:table-cell office:value-type="float" office:value="797.502" calcext:value-type="float">
            <text:p>797.502</text:p>
          </table:table-cell>
          <table:table-cell office:value-type="float" office:value="414.593" calcext:value-type="float">
            <text:p>414.593</text:p>
          </table:table-cell>
        </table:table-row>
        <table:table-row table:style-name="ro1">
          <table:table-cell office:value-type="string" calcext:value-type="string">
            <text:p>Iteration 10</text:p>
          </table:table-cell>
          <table:table-cell office:value-type="float" office:value="516.516" calcext:value-type="float">
            <text:p>516.516</text:p>
          </table:table-cell>
          <table:table-cell office:value-type="float" office:value="391.716" calcext:value-type="float">
            <text:p>391.716</text:p>
          </table:table-cell>
          <table:table-cell office:value-type="float" office:value="776.171" calcext:value-type="float">
            <text:p>776.171</text:p>
          </table:table-cell>
          <table:table-cell office:value-type="float" office:value="343.052" calcext:value-type="float">
            <text:p>343.052</text:p>
          </table:table-cell>
        </table:table-row>
        <table:table-row table:style-name="ro1">
          <table:table-cell office:value-type="string" calcext:value-type="string">
            <text:p>Iteration 11</text:p>
          </table:table-cell>
          <table:table-cell office:value-type="float" office:value="90.922" calcext:value-type="float">
            <text:p>90.922</text:p>
          </table:table-cell>
          <table:table-cell office:value-type="float" office:value="317.238" calcext:value-type="float">
            <text:p>317.238</text:p>
          </table:table-cell>
          <table:table-cell office:value-type="float" office:value="676.216" calcext:value-type="float">
            <text:p>676.216</text:p>
          </table:table-cell>
          <table:table-cell office:value-type="float" office:value="380.143" calcext:value-type="float">
            <text:p>380.143</text:p>
          </table:table-cell>
        </table:table-row>
        <table:table-row table:style-name="ro1">
          <table:table-cell office:value-type="string" calcext:value-type="string">
            <text:p>Iteration 12</text:p>
          </table:table-cell>
          <table:table-cell office:value-type="float" office:value="809.921" calcext:value-type="float">
            <text:p>809.921</text:p>
          </table:table-cell>
          <table:table-cell office:value-type="float" office:value="374.346" calcext:value-type="float">
            <text:p>374.346</text:p>
          </table:table-cell>
          <table:table-cell office:value-type="float" office:value="678.115" calcext:value-type="float">
            <text:p>678.115</text:p>
          </table:table-cell>
          <table:table-cell office:value-type="float" office:value="388.522" calcext:value-type="float">
            <text:p>388.522</text:p>
          </table:table-cell>
        </table:table-row>
        <table:table-row table:style-name="ro1">
          <table:table-cell office:value-type="string" calcext:value-type="string">
            <text:p>Iteration 13</text:p>
          </table:table-cell>
          <table:table-cell office:value-type="float" office:value="680.046" calcext:value-type="float">
            <text:p>680.046</text:p>
          </table:table-cell>
          <table:table-cell office:value-type="float" office:value="358.346" calcext:value-type="float">
            <text:p>358.346</text:p>
          </table:table-cell>
          <table:table-cell office:value-type="float" office:value="648.008" calcext:value-type="float">
            <text:p>648.008</text:p>
          </table:table-cell>
          <table:table-cell office:value-type="float" office:value="345.237" calcext:value-type="float">
            <text:p>345.237</text:p>
          </table:table-cell>
        </table:table-row>
        <table:table-row table:style-name="ro1">
          <table:table-cell office:value-type="string" calcext:value-type="string">
            <text:p>Iteration 14</text:p>
          </table:table-cell>
          <table:table-cell office:value-type="float" office:value="692.118" calcext:value-type="float">
            <text:p>692.118</text:p>
          </table:table-cell>
          <table:table-cell office:value-type="float" office:value="336.29" calcext:value-type="float">
            <text:p>336.29</text:p>
          </table:table-cell>
          <table:table-cell office:value-type="float" office:value="133.044" calcext:value-type="float">
            <text:p>133.044</text:p>
          </table:table-cell>
          <table:table-cell office:value-type="float" office:value="374.572" calcext:value-type="float">
            <text:p>374.572</text:p>
          </table:table-cell>
        </table:table-row>
        <table:table-row table:style-name="ro1">
          <table:table-cell office:value-type="string" calcext:value-type="string">
            <text:p>Iteration 15</text:p>
          </table:table-cell>
          <table:table-cell office:value-type="float" office:value="632.956" calcext:value-type="float">
            <text:p>632.956</text:p>
          </table:table-cell>
          <table:table-cell office:value-type="float" office:value="301.949" calcext:value-type="float">
            <text:p>301.949</text:p>
          </table:table-cell>
          <table:table-cell office:value-type="float" office:value="891.474" calcext:value-type="float">
            <text:p>891.474</text:p>
          </table:table-cell>
          <table:table-cell office:value-type="float" office:value="361.594" calcext:value-type="float">
            <text:p>361.594</text:p>
          </table:table-cell>
        </table:table-row>
        <table:table-row table:style-name="ro1">
          <table:table-cell office:value-type="string" calcext:value-type="string">
            <text:p>Iteration 16</text:p>
          </table:table-cell>
          <table:table-cell office:value-type="float" office:value="536.454" calcext:value-type="float">
            <text:p>536.454</text:p>
          </table:table-cell>
          <table:table-cell office:value-type="float" office:value="342.733" calcext:value-type="float">
            <text:p>342.733</text:p>
          </table:table-cell>
          <table:table-cell office:value-type="float" office:value="782.045" calcext:value-type="float">
            <text:p>782.045</text:p>
          </table:table-cell>
          <table:table-cell office:value-type="float" office:value="299.891" calcext:value-type="float">
            <text:p>299.891</text:p>
          </table:table-cell>
        </table:table-row>
        <table:table-row table:style-name="ro1">
          <table:table-cell office:value-type="string" calcext:value-type="string">
            <text:p>Iteration 17</text:p>
          </table:table-cell>
          <table:table-cell office:value-type="float" office:value="574.541" calcext:value-type="float">
            <text:p>574.541</text:p>
          </table:table-cell>
          <table:table-cell office:value-type="float" office:value="330.678" calcext:value-type="float">
            <text:p>330.678</text:p>
          </table:table-cell>
          <table:table-cell office:value-type="float" office:value="764.668" calcext:value-type="float">
            <text:p>764.668</text:p>
          </table:table-cell>
          <table:table-cell office:value-type="float" office:value="354.144" calcext:value-type="float">
            <text:p>354.144</text:p>
          </table:table-cell>
        </table:table-row>
        <table:table-row table:style-name="ro1">
          <table:table-cell office:value-type="string" calcext:value-type="string">
            <text:p>Iteration 18</text:p>
          </table:table-cell>
          <table:table-cell office:value-type="float" office:value="469.573" calcext:value-type="float">
            <text:p>469.573</text:p>
          </table:table-cell>
          <table:table-cell office:value-type="float" office:value="284.743" calcext:value-type="float">
            <text:p>284.743</text:p>
          </table:table-cell>
          <table:table-cell office:value-type="float" office:value="683.205" calcext:value-type="float">
            <text:p>683.205</text:p>
          </table:table-cell>
          <table:table-cell office:value-type="float" office:value="340.252" calcext:value-type="float">
            <text:p>340.252</text:p>
          </table:table-cell>
        </table:table-row>
        <table:table-row table:style-name="ro1">
          <table:table-cell office:value-type="string" calcext:value-type="string">
            <text:p>Iteration 19</text:p>
          </table:table-cell>
          <table:table-cell office:value-type="float" office:value="46.079" calcext:value-type="float">
            <text:p>46.079</text:p>
          </table:table-cell>
          <table:table-cell office:value-type="float" office:value="324.757" calcext:value-type="float">
            <text:p>324.757</text:p>
          </table:table-cell>
          <table:table-cell office:value-type="float" office:value="679.591" calcext:value-type="float">
            <text:p>679.591</text:p>
          </table:table-cell>
          <table:table-cell office:value-type="float" office:value="301.636" calcext:value-type="float">
            <text:p>301.636</text:p>
          </table:table-cell>
        </table:table-row>
        <table:table-row table:style-name="ro1">
          <table:table-cell office:value-type="string" calcext:value-type="string">
            <text:p>Iteration 20</text:p>
          </table:table-cell>
          <table:table-cell office:value-type="float" office:value="806.395" calcext:value-type="float">
            <text:p>806.395</text:p>
          </table:table-cell>
          <table:table-cell office:value-type="float" office:value="319.138" calcext:value-type="float">
            <text:p>319.138</text:p>
          </table:table-cell>
          <table:table-cell office:value-type="float" office:value="353.668" calcext:value-type="float">
            <text:p>353.668</text:p>
          </table:table-cell>
          <table:table-cell office:value-type="float" office:value="322.639" calcext:value-type="float">
            <text:p>322.63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Z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ZA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18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7.2$Linux_X86_64 LibreOffice_project/420m0$Build-2</meta:generator>
    <dc:date>2015-02-18T09:51:30.683953567</dc:date>
    <meta:document-statistic meta:table-count="1" meta:cell-count="205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3cm" svg:height="9.01cm" xlink:href=".." xlink:type="simple" chart:class="chart:bar" chart:style-name="ch1">
        <chart:title svg:x="5.993cm" svg:y="0.317cm" chart:style-name="ch2">
          <text:p>Windows 7 Groovy</text:p>
        </chart:title>
        <chart:legend chart:legend-position="end" svg:x="12.734cm" svg:y="3.957cm" style:legend-expansion="high" chart:style-name="ch3"/>
        <chart:plot-area chart:style-name="ch4" table:cell-range-address="Sheet1.A1:Sheet1.C41" chart:data-source-has-labels="both" svg:x="0.32cm" svg:y="1.301cm" svg:width="12.094cm" svg:height="7.529cm">
          <chartooo:coordinate-region svg:x="2.378cm" svg:y="1.5cm" svg:width="10.019cm" svg:height="4.63cm"/>
          <chart:axis chart:dimension="x" chart:name="primary-x" chart:style-name="ch5" chartooo:axis-type="auto">
            <chartooo:date-scale/>
            <chart:categories table:cell-range-address="Sheet1.A2:Sheet1.A4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2:Sheet1.B41" chart:label-cell-address="Sheet1.B1:Sheet1.B1" chart:class="chart:bar">
            <chart:data-point chart:repeated="40"/>
          </chart:series>
          <chart:series chart:style-name="ch9" chart:values-cell-range-address="Sheet1.C2:Sheet1.C41" chart:label-cell-address="Sheet1.C1:Sheet1.C1" chart:class="chart:bar">
            <chart:data-point chart:repeated="4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indows Java 7</text:p>
                <draw:g>
                  <svg:desc>Sheet1.B1:Sheet1.B1</svg:desc>
                </draw:g>
              </table:table-cell>
              <table:table-cell office:value-type="string">
                <text:p>Windows Java 8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Warmup Iteration 1</text:p>
                <draw:g>
                  <svg:desc>Sheet1.A2:Sheet1.A41</svg:desc>
                </draw:g>
              </table:table-cell>
              <table:table-cell office:value-type="float" office:value="119.293">
                <text:p>119.293</text:p>
                <draw:g>
                  <svg:desc>Sheet1.B2:Sheet1.B41</svg:desc>
                </draw:g>
              </table:table-cell>
              <table:table-cell office:value-type="float" office:value="159.21">
                <text:p>159.21</text:p>
                <draw:g>
                  <svg:desc>Sheet1.C2:Sheet1.C41</svg:desc>
                </draw:g>
              </table:table-cell>
            </table:table-row>
            <table:table-row>
              <table:table-cell office:value-type="string">
                <text:p>Warmup Iteration 2</text:p>
              </table:table-cell>
              <table:table-cell office:value-type="float" office:value="242.263">
                <text:p>242.263</text:p>
              </table:table-cell>
              <table:table-cell office:value-type="float" office:value="328.982">
                <text:p>328.982</text:p>
              </table:table-cell>
            </table:table-row>
            <table:table-row>
              <table:table-cell office:value-type="string">
                <text:p>Warmup Iteration 3</text:p>
              </table:table-cell>
              <table:table-cell office:value-type="float" office:value="319.467">
                <text:p>319.467</text:p>
              </table:table-cell>
              <table:table-cell office:value-type="float" office:value="346.569">
                <text:p>346.569</text:p>
              </table:table-cell>
            </table:table-row>
            <table:table-row>
              <table:table-cell office:value-type="string">
                <text:p>Warmup Iteration 4</text:p>
              </table:table-cell>
              <table:table-cell office:value-type="float" office:value="371.381">
                <text:p>371.381</text:p>
              </table:table-cell>
              <table:table-cell office:value-type="float" office:value="437.534">
                <text:p>437.534</text:p>
              </table:table-cell>
            </table:table-row>
            <table:table-row>
              <table:table-cell office:value-type="string">
                <text:p>Warmup Iteration 5</text:p>
              </table:table-cell>
              <table:table-cell office:value-type="float" office:value="405.484">
                <text:p>405.484</text:p>
              </table:table-cell>
              <table:table-cell office:value-type="float" office:value="164.668">
                <text:p>164.668</text:p>
              </table:table-cell>
            </table:table-row>
            <table:table-row>
              <table:table-cell office:value-type="string">
                <text:p>Warmup Iteration 6</text:p>
              </table:table-cell>
              <table:table-cell office:value-type="float" office:value="378.924">
                <text:p>378.924</text:p>
              </table:table-cell>
              <table:table-cell office:value-type="float" office:value="447.696">
                <text:p>447.696</text:p>
              </table:table-cell>
            </table:table-row>
            <table:table-row>
              <table:table-cell office:value-type="string">
                <text:p>Warmup Iteration 7</text:p>
              </table:table-cell>
              <table:table-cell office:value-type="float" office:value="382.984">
                <text:p>382.984</text:p>
              </table:table-cell>
              <table:table-cell office:value-type="float" office:value="470.887">
                <text:p>470.887</text:p>
              </table:table-cell>
            </table:table-row>
            <table:table-row>
              <table:table-cell office:value-type="string">
                <text:p>Warmup Iteration 8</text:p>
              </table:table-cell>
              <table:table-cell office:value-type="float" office:value="389.419">
                <text:p>389.419</text:p>
              </table:table-cell>
              <table:table-cell office:value-type="float" office:value="498.723">
                <text:p>498.723</text:p>
              </table:table-cell>
            </table:table-row>
            <table:table-row>
              <table:table-cell office:value-type="string">
                <text:p>Warmup Iteration 9</text:p>
              </table:table-cell>
              <table:table-cell office:value-type="float" office:value="390.564">
                <text:p>390.564</text:p>
              </table:table-cell>
              <table:table-cell office:value-type="float" office:value="39.314">
                <text:p>39.314</text:p>
              </table:table-cell>
            </table:table-row>
            <table:table-row>
              <table:table-cell office:value-type="string">
                <text:p>Warmup Iteration 10</text:p>
              </table:table-cell>
              <table:table-cell office:value-type="float" office:value="85.009">
                <text:p>85.009</text:p>
              </table:table-cell>
              <table:table-cell office:value-type="float" office:value="588.585">
                <text:p>588.585</text:p>
              </table:table-cell>
            </table:table-row>
            <table:table-row>
              <table:table-cell office:value-type="string">
                <text:p>Warmup Iteration 11</text:p>
              </table:table-cell>
              <table:table-cell office:value-type="float" office:value="418.672">
                <text:p>418.672</text:p>
              </table:table-cell>
              <table:table-cell office:value-type="float" office:value="573.737">
                <text:p>573.737</text:p>
              </table:table-cell>
            </table:table-row>
            <table:table-row>
              <table:table-cell office:value-type="string">
                <text:p>Warmup Iteration 12</text:p>
              </table:table-cell>
              <table:table-cell office:value-type="float" office:value="362.598">
                <text:p>362.598</text:p>
              </table:table-cell>
              <table:table-cell office:value-type="float" office:value="549.99">
                <text:p>549.99</text:p>
              </table:table-cell>
            </table:table-row>
            <table:table-row>
              <table:table-cell office:value-type="string">
                <text:p>Warmup Iteration 13</text:p>
              </table:table-cell>
              <table:table-cell office:value-type="float" office:value="390.178">
                <text:p>390.178</text:p>
              </table:table-cell>
              <table:table-cell office:value-type="float" office:value="487.907">
                <text:p>487.907</text:p>
              </table:table-cell>
            </table:table-row>
            <table:table-row>
              <table:table-cell office:value-type="string">
                <text:p>Warmup Iteration 14</text:p>
              </table:table-cell>
              <table:table-cell office:value-type="float" office:value="108.174">
                <text:p>108.174</text:p>
              </table:table-cell>
              <table:table-cell office:value-type="float" office:value="258.304">
                <text:p>258.304</text:p>
              </table:table-cell>
            </table:table-row>
            <table:table-row>
              <table:table-cell office:value-type="string">
                <text:p>Warmup Iteration 15</text:p>
              </table:table-cell>
              <table:table-cell office:value-type="float" office:value="644.455">
                <text:p>644.455</text:p>
              </table:table-cell>
              <table:table-cell office:value-type="float" office:value="515.104">
                <text:p>515.104</text:p>
              </table:table-cell>
            </table:table-row>
            <table:table-row>
              <table:table-cell office:value-type="string">
                <text:p>Warmup Iteration 16</text:p>
              </table:table-cell>
              <table:table-cell office:value-type="float" office:value="655.739">
                <text:p>655.739</text:p>
              </table:table-cell>
              <table:table-cell office:value-type="float" office:value="505.76">
                <text:p>505.76</text:p>
              </table:table-cell>
            </table:table-row>
            <table:table-row>
              <table:table-cell office:value-type="string">
                <text:p>Warmup Iteration 17</text:p>
              </table:table-cell>
              <table:table-cell office:value-type="float" office:value="559.038">
                <text:p>559.038</text:p>
              </table:table-cell>
              <table:table-cell office:value-type="float" office:value="479.951">
                <text:p>479.951</text:p>
              </table:table-cell>
            </table:table-row>
            <table:table-row>
              <table:table-cell office:value-type="string">
                <text:p>Warmup Iteration 18</text:p>
              </table:table-cell>
              <table:table-cell office:value-type="float" office:value="586.587">
                <text:p>586.587</text:p>
              </table:table-cell>
              <table:table-cell office:value-type="float" office:value="464.49">
                <text:p>464.49</text:p>
              </table:table-cell>
            </table:table-row>
            <table:table-row>
              <table:table-cell office:value-type="string">
                <text:p>Warmup Iteration 19</text:p>
              </table:table-cell>
              <table:table-cell office:value-type="float" office:value="533.584">
                <text:p>533.584</text:p>
              </table:table-cell>
              <table:table-cell office:value-type="float" office:value="484.151">
                <text:p>484.151</text:p>
              </table:table-cell>
            </table:table-row>
            <table:table-row>
              <table:table-cell office:value-type="string">
                <text:p>Warmup Iteration 20</text:p>
              </table:table-cell>
              <table:table-cell office:value-type="float" office:value="429.868">
                <text:p>429.868</text:p>
              </table:table-cell>
              <table:table-cell office:value-type="float" office:value="430.368">
                <text:p>430.368</text:p>
              </table:table-cell>
            </table:table-row>
            <table:table-row>
              <table:table-cell office:value-type="string">
                <text:p>Iteration 1</text:p>
              </table:table-cell>
              <table:table-cell office:value-type="float" office:value="459.582">
                <text:p>459.582</text:p>
              </table:table-cell>
              <table:table-cell office:value-type="float" office:value="427.521">
                <text:p>427.521</text:p>
              </table:table-cell>
            </table:table-row>
            <table:table-row>
              <table:table-cell office:value-type="string">
                <text:p>Iteration 2</text:p>
              </table:table-cell>
              <table:table-cell office:value-type="float" office:value="452.69">
                <text:p>452.69</text:p>
              </table:table-cell>
              <table:table-cell office:value-type="float" office:value="415.004">
                <text:p>415.004</text:p>
              </table:table-cell>
            </table:table-row>
            <table:table-row>
              <table:table-cell office:value-type="string">
                <text:p>Iteration 3</text:p>
              </table:table-cell>
              <table:table-cell office:value-type="float" office:value="75.537">
                <text:p>75.537</text:p>
              </table:table-cell>
              <table:table-cell office:value-type="float" office:value="231.707">
                <text:p>231.707</text:p>
              </table:table-cell>
            </table:table-row>
            <table:table-row>
              <table:table-cell office:value-type="string">
                <text:p>Iteration 4</text:p>
              </table:table-cell>
              <table:table-cell office:value-type="float" office:value="583.603">
                <text:p>583.603</text:p>
              </table:table-cell>
              <table:table-cell office:value-type="float" office:value="389.075">
                <text:p>389.075</text:p>
              </table:table-cell>
            </table:table-row>
            <table:table-row>
              <table:table-cell office:value-type="string">
                <text:p>Iteration 5</text:p>
              </table:table-cell>
              <table:table-cell office:value-type="float" office:value="713.421">
                <text:p>713.421</text:p>
              </table:table-cell>
              <table:table-cell office:value-type="float" office:value="421.78">
                <text:p>421.78</text:p>
              </table:table-cell>
            </table:table-row>
            <table:table-row>
              <table:table-cell office:value-type="string">
                <text:p>Iteration 6</text:p>
              </table:table-cell>
              <table:table-cell office:value-type="float" office:value="621.316">
                <text:p>621.316</text:p>
              </table:table-cell>
              <table:table-cell office:value-type="float" office:value="398.351">
                <text:p>398.351</text:p>
              </table:table-cell>
            </table:table-row>
            <table:table-row>
              <table:table-cell office:value-type="string">
                <text:p>Iteration 7</text:p>
              </table:table-cell>
              <table:table-cell office:value-type="float" office:value="625.127">
                <text:p>625.127</text:p>
              </table:table-cell>
              <table:table-cell office:value-type="float" office:value="405.61">
                <text:p>405.61</text:p>
              </table:table-cell>
            </table:table-row>
            <table:table-row>
              <table:table-cell office:value-type="string">
                <text:p>Iteration 8</text:p>
              </table:table-cell>
              <table:table-cell office:value-type="float" office:value="528.152">
                <text:p>528.152</text:p>
              </table:table-cell>
              <table:table-cell office:value-type="float" office:value="365.365">
                <text:p>365.365</text:p>
              </table:table-cell>
            </table:table-row>
            <table:table-row>
              <table:table-cell office:value-type="string">
                <text:p>Iteration 9</text:p>
              </table:table-cell>
              <table:table-cell office:value-type="float" office:value="549.01">
                <text:p>549.01</text:p>
              </table:table-cell>
              <table:table-cell office:value-type="float" office:value="382.67">
                <text:p>382.67</text:p>
              </table:table-cell>
            </table:table-row>
            <table:table-row>
              <table:table-cell office:value-type="string">
                <text:p>Iteration 10</text:p>
              </table:table-cell>
              <table:table-cell office:value-type="float" office:value="516.516">
                <text:p>516.516</text:p>
              </table:table-cell>
              <table:table-cell office:value-type="float" office:value="391.716">
                <text:p>391.716</text:p>
              </table:table-cell>
            </table:table-row>
            <table:table-row>
              <table:table-cell office:value-type="string">
                <text:p>Iteration 11</text:p>
              </table:table-cell>
              <table:table-cell office:value-type="float" office:value="90.922">
                <text:p>90.922</text:p>
              </table:table-cell>
              <table:table-cell office:value-type="float" office:value="317.238">
                <text:p>317.238</text:p>
              </table:table-cell>
            </table:table-row>
            <table:table-row>
              <table:table-cell office:value-type="string">
                <text:p>Iteration 12</text:p>
              </table:table-cell>
              <table:table-cell office:value-type="float" office:value="809.921">
                <text:p>809.921</text:p>
              </table:table-cell>
              <table:table-cell office:value-type="float" office:value="374.346">
                <text:p>374.346</text:p>
              </table:table-cell>
            </table:table-row>
            <table:table-row>
              <table:table-cell office:value-type="string">
                <text:p>Iteration 13</text:p>
              </table:table-cell>
              <table:table-cell office:value-type="float" office:value="680.046">
                <text:p>680.046</text:p>
              </table:table-cell>
              <table:table-cell office:value-type="float" office:value="358.346">
                <text:p>358.346</text:p>
              </table:table-cell>
            </table:table-row>
            <table:table-row>
              <table:table-cell office:value-type="string">
                <text:p>Iteration 14</text:p>
              </table:table-cell>
              <table:table-cell office:value-type="float" office:value="692.118">
                <text:p>692.118</text:p>
              </table:table-cell>
              <table:table-cell office:value-type="float" office:value="336.29">
                <text:p>336.29</text:p>
              </table:table-cell>
            </table:table-row>
            <table:table-row>
              <table:table-cell office:value-type="string">
                <text:p>Iteration 15</text:p>
              </table:table-cell>
              <table:table-cell office:value-type="float" office:value="632.956">
                <text:p>632.956</text:p>
              </table:table-cell>
              <table:table-cell office:value-type="float" office:value="301.949">
                <text:p>301.949</text:p>
              </table:table-cell>
            </table:table-row>
            <table:table-row>
              <table:table-cell office:value-type="string">
                <text:p>Iteration 16</text:p>
              </table:table-cell>
              <table:table-cell office:value-type="float" office:value="536.454">
                <text:p>536.454</text:p>
              </table:table-cell>
              <table:table-cell office:value-type="float" office:value="342.733">
                <text:p>342.733</text:p>
              </table:table-cell>
            </table:table-row>
            <table:table-row>
              <table:table-cell office:value-type="string">
                <text:p>Iteration 17</text:p>
              </table:table-cell>
              <table:table-cell office:value-type="float" office:value="574.541">
                <text:p>574.541</text:p>
              </table:table-cell>
              <table:table-cell office:value-type="float" office:value="330.678">
                <text:p>330.678</text:p>
              </table:table-cell>
            </table:table-row>
            <table:table-row>
              <table:table-cell office:value-type="string">
                <text:p>Iteration 18</text:p>
              </table:table-cell>
              <table:table-cell office:value-type="float" office:value="469.573">
                <text:p>469.573</text:p>
              </table:table-cell>
              <table:table-cell office:value-type="float" office:value="284.743">
                <text:p>284.743</text:p>
              </table:table-cell>
            </table:table-row>
            <table:table-row>
              <table:table-cell office:value-type="string">
                <text:p>Iteration 19</text:p>
              </table:table-cell>
              <table:table-cell office:value-type="float" office:value="46.079">
                <text:p>46.079</text:p>
              </table:table-cell>
              <table:table-cell office:value-type="float" office:value="324.757">
                <text:p>324.757</text:p>
              </table:table-cell>
            </table:table-row>
            <table:table-row>
              <table:table-cell office:value-type="string">
                <text:p>Iteration 20</text:p>
              </table:table-cell>
              <table:table-cell office:value-type="float" office:value="806.395">
                <text:p>806.395</text:p>
              </table:table-cell>
              <table:table-cell office:value-type="float" office:value="319.138">
                <text:p>319.13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3cm" svg:height="9.01cm" xlink:href=".." xlink:type="simple" chart:class="chart:bar" chart:style-name="ch1">
        <chart:title svg:x="5.814cm" svg:y="0.316cm" chart:style-name="ch2">
          <text:p>Ubuntu 14.04 Groovy</text:p>
        </chart:title>
        <chart:legend chart:legend-position="end" svg:x="13.025cm" svg:y="3.957cm" style:legend-expansion="high" chart:style-name="ch3"/>
        <chart:plot-area chart:style-name="ch4" table:cell-range-address="Sheet1.A1:Sheet1.A41 Sheet1.D1:Sheet1.E41" chart:data-source-has-labels="both" svg:x="0.32cm" svg:y="1.301cm" svg:width="12.385cm" svg:height="7.529cm">
          <chartooo:coordinate-region svg:x="2.374cm" svg:y="1.5cm" svg:width="10.318cm" svg:height="4.63cm"/>
          <chart:axis chart:dimension="x" chart:name="primary-x" chart:style-name="ch5" chartooo:axis-type="auto">
            <chartooo:date-scale/>
            <chart:categories table:cell-range-address="Sheet1.A2:Sheet1.A4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D2:Sheet1.D41" chart:label-cell-address="Sheet1.D1:Sheet1.D1" chart:class="chart:bar">
            <chart:data-point chart:repeated="40"/>
          </chart:series>
          <chart:series chart:style-name="ch9" chart:values-cell-range-address="Sheet1.E2:Sheet1.E41" chart:label-cell-address="Sheet1.E1:Sheet1.E1" chart:class="chart:bar">
            <chart:data-point chart:repeated="4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buntu Java 7</text:p>
                <draw:g>
                  <svg:desc>Sheet1.D1:Sheet1.D1</svg:desc>
                </draw:g>
              </table:table-cell>
              <table:table-cell office:value-type="string">
                <text:p>Ubuntu Java 8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Warmup Iteration 1</text:p>
                <draw:g>
                  <svg:desc>Sheet1.A2:Sheet1.A41</svg:desc>
                </draw:g>
              </table:table-cell>
              <table:table-cell office:value-type="float" office:value="106.297">
                <text:p>106.297</text:p>
                <draw:g>
                  <svg:desc>Sheet1.D2:Sheet1.D41</svg:desc>
                </draw:g>
              </table:table-cell>
              <table:table-cell office:value-type="float" office:value="170.141">
                <text:p>170.141</text:p>
                <draw:g>
                  <svg:desc>Sheet1.E2:Sheet1.E41</svg:desc>
                </draw:g>
              </table:table-cell>
            </table:table-row>
            <table:table-row>
              <table:table-cell office:value-type="string">
                <text:p>Warmup Iteration 2</text:p>
              </table:table-cell>
              <table:table-cell office:value-type="float" office:value="207.031">
                <text:p>207.031</text:p>
              </table:table-cell>
              <table:table-cell office:value-type="float" office:value="261.281">
                <text:p>261.281</text:p>
              </table:table-cell>
            </table:table-row>
            <table:table-row>
              <table:table-cell office:value-type="string">
                <text:p>Warmup Iteration 3</text:p>
              </table:table-cell>
              <table:table-cell office:value-type="float" office:value="295.665">
                <text:p>295.665</text:p>
              </table:table-cell>
              <table:table-cell office:value-type="float" office:value="313.673">
                <text:p>313.673</text:p>
              </table:table-cell>
            </table:table-row>
            <table:table-row>
              <table:table-cell office:value-type="string">
                <text:p>Warmup Iteration 4</text:p>
              </table:table-cell>
              <table:table-cell office:value-type="float" office:value="402.81">
                <text:p>402.81</text:p>
              </table:table-cell>
              <table:table-cell office:value-type="float" office:value="413.396">
                <text:p>413.396</text:p>
              </table:table-cell>
            </table:table-row>
            <table:table-row>
              <table:table-cell office:value-type="string">
                <text:p>Warmup Iteration 5</text:p>
              </table:table-cell>
              <table:table-cell office:value-type="float" office:value="479.593">
                <text:p>479.593</text:p>
              </table:table-cell>
              <table:table-cell office:value-type="float" office:value="250.321">
                <text:p>250.321</text:p>
              </table:table-cell>
            </table:table-row>
            <table:table-row>
              <table:table-cell office:value-type="string">
                <text:p>Warmup Iteration 6</text:p>
              </table:table-cell>
              <table:table-cell office:value-type="float" office:value="451.273">
                <text:p>451.273</text:p>
              </table:table-cell>
              <table:table-cell office:value-type="float" office:value="420.29">
                <text:p>420.29</text:p>
              </table:table-cell>
            </table:table-row>
            <table:table-row>
              <table:table-cell office:value-type="string">
                <text:p>Warmup Iteration 7</text:p>
              </table:table-cell>
              <table:table-cell office:value-type="float" office:value="428.803">
                <text:p>428.803</text:p>
              </table:table-cell>
              <table:table-cell office:value-type="float" office:value="430.409">
                <text:p>430.409</text:p>
              </table:table-cell>
            </table:table-row>
            <table:table-row>
              <table:table-cell office:value-type="string">
                <text:p>Warmup Iteration 8</text:p>
              </table:table-cell>
              <table:table-cell office:value-type="float" office:value="551.104">
                <text:p>551.104</text:p>
              </table:table-cell>
              <table:table-cell office:value-type="float" office:value="525.231">
                <text:p>525.231</text:p>
              </table:table-cell>
            </table:table-row>
            <table:table-row>
              <table:table-cell office:value-type="string">
                <text:p>Warmup Iteration 9</text:p>
              </table:table-cell>
              <table:table-cell office:value-type="float" office:value="294.801">
                <text:p>294.801</text:p>
              </table:table-cell>
              <table:table-cell office:value-type="float" office:value="156.663">
                <text:p>156.663</text:p>
              </table:table-cell>
            </table:table-row>
            <table:table-row>
              <table:table-cell office:value-type="string">
                <text:p>Warmup Iteration 10</text:p>
              </table:table-cell>
              <table:table-cell office:value-type="float" office:value="564.16">
                <text:p>564.16</text:p>
              </table:table-cell>
              <table:table-cell office:value-type="float" office:value="600.368">
                <text:p>600.368</text:p>
              </table:table-cell>
            </table:table-row>
            <table:table-row>
              <table:table-cell office:value-type="string">
                <text:p>Warmup Iteration 11</text:p>
              </table:table-cell>
              <table:table-cell office:value-type="float" office:value="538.622">
                <text:p>538.622</text:p>
              </table:table-cell>
              <table:table-cell office:value-type="float" office:value="596.334">
                <text:p>596.334</text:p>
              </table:table-cell>
            </table:table-row>
            <table:table-row>
              <table:table-cell office:value-type="string">
                <text:p>Warmup Iteration 12</text:p>
              </table:table-cell>
              <table:table-cell office:value-type="float" office:value="52.779">
                <text:p>52.779</text:p>
              </table:table-cell>
              <table:table-cell office:value-type="float" office:value="549.506">
                <text:p>549.506</text:p>
              </table:table-cell>
            </table:table-row>
            <table:table-row>
              <table:table-cell office:value-type="string">
                <text:p>Warmup Iteration 13</text:p>
              </table:table-cell>
              <table:table-cell office:value-type="float" office:value="698.903">
                <text:p>698.903</text:p>
              </table:table-cell>
              <table:table-cell office:value-type="float" office:value="499.44">
                <text:p>499.44</text:p>
              </table:table-cell>
            </table:table-row>
            <table:table-row>
              <table:table-cell office:value-type="string">
                <text:p>Warmup Iteration 14</text:p>
              </table:table-cell>
              <table:table-cell office:value-type="float" office:value="729.498">
                <text:p>729.498</text:p>
              </table:table-cell>
              <table:table-cell office:value-type="float" office:value="251.315">
                <text:p>251.315</text:p>
              </table:table-cell>
            </table:table-row>
            <table:table-row>
              <table:table-cell office:value-type="string">
                <text:p>Warmup Iteration 15</text:p>
              </table:table-cell>
              <table:table-cell office:value-type="float" office:value="622.387">
                <text:p>622.387</text:p>
              </table:table-cell>
              <table:table-cell office:value-type="float" office:value="531.95">
                <text:p>531.95</text:p>
              </table:table-cell>
            </table:table-row>
            <table:table-row>
              <table:table-cell office:value-type="string">
                <text:p>Warmup Iteration 16</text:p>
              </table:table-cell>
              <table:table-cell office:value-type="float" office:value="666.833">
                <text:p>666.833</text:p>
              </table:table-cell>
              <table:table-cell office:value-type="float" office:value="534.324">
                <text:p>534.324</text:p>
              </table:table-cell>
            </table:table-row>
            <table:table-row>
              <table:table-cell office:value-type="string">
                <text:p>Warmup Iteration 17</text:p>
              </table:table-cell>
              <table:table-cell office:value-type="float" office:value="633.887">
                <text:p>633.887</text:p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string">
                <text:p>Warmup Iteration 18</text:p>
              </table:table-cell>
              <table:table-cell office:value-type="float" office:value="603.277">
                <text:p>603.277</text:p>
              </table:table-cell>
              <table:table-cell office:value-type="float" office:value="536.985">
                <text:p>536.985</text:p>
              </table:table-cell>
            </table:table-row>
            <table:table-row>
              <table:table-cell office:value-type="string">
                <text:p>Warmup Iteration 19</text:p>
              </table:table-cell>
              <table:table-cell office:value-type="float" office:value="509.54">
                <text:p>509.54</text:p>
              </table:table-cell>
              <table:table-cell office:value-type="float" office:value="460.549">
                <text:p>460.549</text:p>
              </table:table-cell>
            </table:table-row>
            <table:table-row>
              <table:table-cell office:value-type="string">
                <text:p>Warmup Iteration 20</text:p>
              </table:table-cell>
              <table:table-cell office:value-type="float" office:value="69.069">
                <text:p>69.069</text:p>
              </table:table-cell>
              <table:table-cell office:value-type="float" office:value="503.292">
                <text:p>503.292</text:p>
              </table:table-cell>
            </table:table-row>
            <table:table-row>
              <table:table-cell office:value-type="string">
                <text:p>Iteration 1</text:p>
              </table:table-cell>
              <table:table-cell office:value-type="float" office:value="518.535">
                <text:p>518.535</text:p>
              </table:table-cell>
              <table:table-cell office:value-type="float" office:value="446.757">
                <text:p>446.757</text:p>
              </table:table-cell>
            </table:table-row>
            <table:table-row>
              <table:table-cell office:value-type="string">
                <text:p>Iteration 2</text:p>
              </table:table-cell>
              <table:table-cell office:value-type="float" office:value="835.626">
                <text:p>835.626</text:p>
              </table:table-cell>
              <table:table-cell office:value-type="float" office:value="435.297">
                <text:p>435.297</text:p>
              </table:table-cell>
            </table:table-row>
            <table:table-row>
              <table:table-cell office:value-type="string">
                <text:p>Iteration 3</text:p>
              </table:table-cell>
              <table:table-cell office:value-type="float" office:value="752.279">
                <text:p>752.279</text:p>
              </table:table-cell>
              <table:table-cell office:value-type="float" office:value="192.088">
                <text:p>192.088</text:p>
              </table:table-cell>
            </table:table-row>
            <table:table-row>
              <table:table-cell office:value-type="string">
                <text:p>Iteration 4</text:p>
              </table:table-cell>
              <table:table-cell office:value-type="float" office:value="732.286">
                <text:p>732.286</text:p>
              </table:table-cell>
              <table:table-cell office:value-type="float" office:value="457.684">
                <text:p>457.684</text:p>
              </table:table-cell>
            </table:table-row>
            <table:table-row>
              <table:table-cell office:value-type="string">
                <text:p>Iteration 5</text:p>
              </table:table-cell>
              <table:table-cell office:value-type="float" office:value="696.127">
                <text:p>696.127</text:p>
              </table:table-cell>
              <table:table-cell office:value-type="float" office:value="439.452">
                <text:p>439.452</text:p>
              </table:table-cell>
            </table:table-row>
            <table:table-row>
              <table:table-cell office:value-type="string">
                <text:p>Iteration 6</text:p>
              </table:table-cell>
              <table:table-cell office:value-type="float" office:value="596.481">
                <text:p>596.481</text:p>
              </table:table-cell>
              <table:table-cell office:value-type="float" office:value="422.012">
                <text:p>422.012</text:p>
              </table:table-cell>
            </table:table-row>
            <table:table-row>
              <table:table-cell office:value-type="string">
                <text:p>Iteration 7</text:p>
              </table:table-cell>
              <table:table-cell office:value-type="float" office:value="300.154">
                <text:p>300.154</text:p>
              </table:table-cell>
              <table:table-cell office:value-type="float" office:value="432.786">
                <text:p>432.786</text:p>
              </table:table-cell>
            </table:table-row>
            <table:table-row>
              <table:table-cell office:value-type="string">
                <text:p>Iteration 8</text:p>
              </table:table-cell>
              <table:table-cell office:value-type="float" office:value="906.639">
                <text:p>906.639</text:p>
              </table:table-cell>
              <table:table-cell office:value-type="float" office:value="386.976">
                <text:p>386.976</text:p>
              </table:table-cell>
            </table:table-row>
            <table:table-row>
              <table:table-cell office:value-type="string">
                <text:p>Iteration 9</text:p>
              </table:table-cell>
              <table:table-cell office:value-type="float" office:value="797.502">
                <text:p>797.502</text:p>
              </table:table-cell>
              <table:table-cell office:value-type="float" office:value="414.593">
                <text:p>414.593</text:p>
              </table:table-cell>
            </table:table-row>
            <table:table-row>
              <table:table-cell office:value-type="string">
                <text:p>Iteration 10</text:p>
              </table:table-cell>
              <table:table-cell office:value-type="float" office:value="776.171">
                <text:p>776.171</text:p>
              </table:table-cell>
              <table:table-cell office:value-type="float" office:value="343.052">
                <text:p>343.052</text:p>
              </table:table-cell>
            </table:table-row>
            <table:table-row>
              <table:table-cell office:value-type="string">
                <text:p>Iteration 11</text:p>
              </table:table-cell>
              <table:table-cell office:value-type="float" office:value="676.216">
                <text:p>676.216</text:p>
              </table:table-cell>
              <table:table-cell office:value-type="float" office:value="380.143">
                <text:p>380.143</text:p>
              </table:table-cell>
            </table:table-row>
            <table:table-row>
              <table:table-cell office:value-type="string">
                <text:p>Iteration 12</text:p>
              </table:table-cell>
              <table:table-cell office:value-type="float" office:value="678.115">
                <text:p>678.115</text:p>
              </table:table-cell>
              <table:table-cell office:value-type="float" office:value="388.522">
                <text:p>388.522</text:p>
              </table:table-cell>
            </table:table-row>
            <table:table-row>
              <table:table-cell office:value-type="string">
                <text:p>Iteration 13</text:p>
              </table:table-cell>
              <table:table-cell office:value-type="float" office:value="648.008">
                <text:p>648.008</text:p>
              </table:table-cell>
              <table:table-cell office:value-type="float" office:value="345.237">
                <text:p>345.237</text:p>
              </table:table-cell>
            </table:table-row>
            <table:table-row>
              <table:table-cell office:value-type="string">
                <text:p>Iteration 14</text:p>
              </table:table-cell>
              <table:table-cell office:value-type="float" office:value="133.044">
                <text:p>133.044</text:p>
              </table:table-cell>
              <table:table-cell office:value-type="float" office:value="374.572">
                <text:p>374.572</text:p>
              </table:table-cell>
            </table:table-row>
            <table:table-row>
              <table:table-cell office:value-type="string">
                <text:p>Iteration 15</text:p>
              </table:table-cell>
              <table:table-cell office:value-type="float" office:value="891.474">
                <text:p>891.474</text:p>
              </table:table-cell>
              <table:table-cell office:value-type="float" office:value="361.594">
                <text:p>361.594</text:p>
              </table:table-cell>
            </table:table-row>
            <table:table-row>
              <table:table-cell office:value-type="string">
                <text:p>Iteration 16</text:p>
              </table:table-cell>
              <table:table-cell office:value-type="float" office:value="782.045">
                <text:p>782.045</text:p>
              </table:table-cell>
              <table:table-cell office:value-type="float" office:value="299.891">
                <text:p>299.891</text:p>
              </table:table-cell>
            </table:table-row>
            <table:table-row>
              <table:table-cell office:value-type="string">
                <text:p>Iteration 17</text:p>
              </table:table-cell>
              <table:table-cell office:value-type="float" office:value="764.668">
                <text:p>764.668</text:p>
              </table:table-cell>
              <table:table-cell office:value-type="float" office:value="354.144">
                <text:p>354.144</text:p>
              </table:table-cell>
            </table:table-row>
            <table:table-row>
              <table:table-cell office:value-type="string">
                <text:p>Iteration 18</text:p>
              </table:table-cell>
              <table:table-cell office:value-type="float" office:value="683.205">
                <text:p>683.205</text:p>
              </table:table-cell>
              <table:table-cell office:value-type="float" office:value="340.252">
                <text:p>340.252</text:p>
              </table:table-cell>
            </table:table-row>
            <table:table-row>
              <table:table-cell office:value-type="string">
                <text:p>Iteration 19</text:p>
              </table:table-cell>
              <table:table-cell office:value-type="float" office:value="679.591">
                <text:p>679.591</text:p>
              </table:table-cell>
              <table:table-cell office:value-type="float" office:value="301.636">
                <text:p>301.636</text:p>
              </table:table-cell>
            </table:table-row>
            <table:table-row>
              <table:table-cell office:value-type="string">
                <text:p>Iteration 20</text:p>
              </table:table-cell>
              <table:table-cell office:value-type="float" office:value="353.668">
                <text:p>353.668</text:p>
              </table:table-cell>
              <table:table-cell office:value-type="float" office:value="322.639">
                <text:p>322.63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